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1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Bard</text:p>
          </table:table-cell>
          <table:table-cell office:value-type="string">
            <text:p>Brute</text:p>
          </table:table-cell>
          <table:table-cell office:value-type="string">
            <text:p>Channeler</text:p>
          </table:table-cell>
          <table:table-cell office:value-type="string">
            <text:p>Chronomagus</text:p>
          </table:table-cell>
          <table:table-cell office:value-type="string">
            <text:p>Druid</text:p>
          </table:table-cell>
          <table:table-cell office:value-type="string">
            <text:p>Dwarf</text:p>
          </table:table-cell>
          <table:table-cell office:value-type="string">
            <text:p>Fool</text:p>
          </table:table-cell>
          <table:table-cell office:value-type="string">
            <text:p>Hobbit</text:p>
          </table:table-cell>
          <table:table-cell office:value-type="string">
            <text:p>Psionicist</text:p>
          </table:table-cell>
          <table:table-cell office:value-type="string">
            <text:p>Wizard</text:p>
          </table:table-cell>
        </table:table-row>
        <table:table-row table:style-name="ro2">
          <table:table-cell office:value-type="string">
            <text:p>Bard</text:p>
          </table:table-cell>
          <table:table-cell office:value-type="string">
            <text:p>x</text:p>
          </table:table-cell>
          <table:table-cell table:number-columns-repeated="7"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rute</text:p>
          </table:table-cell>
          <table:table-cell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Channeler</text:p>
          </table:table-cell>
          <table:table-cell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Chronomagus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Druid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Dwarf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ool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Hobbit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Psionicist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Wizard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2015-09-15</text:date>, <text:time>23:5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23:50:22.01</meta:creation-date>
    <dc:date>2015-09-15T23:54:59.45</dc:date>
    <meta:editing-duration>PT4M37S</meta:editing-duration>
    <meta:editing-cycles>1</meta:editing-cycles>
    <meta:document-statistic meta:table-count="3" meta:cell-count="40" meta:object-count="0"/>
    <meta:generator>OpenOffice.org/3.4.1$Win32 OpenOffice.org_project/341m1$Build-9593</meta:generator>
  </office:meta>
</office:document-meta>
</file>